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9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3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5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3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.778cm" svg:height="0.962cm" svg:x="0.962cm" svg:y="8.282cm">
          <draw:text-box>
            <text:p>EAX</text:p>
          </draw:text-box>
        </draw:frame>
        <draw:frame draw:style-name="gr16" draw:layer="layout" svg:width="1.778cm" svg:height="0.962cm" svg:x="0.962cm" svg:y="8.982cm">
          <draw:text-box>
            <text:p>EBX</text:p>
          </draw:text-box>
        </draw:frame>
        <draw:frame draw:style-name="gr16" draw:layer="layout" svg:width="1.832cm" svg:height="0.962cm" svg:x="0.962cm" svg:y="9.682cm">
          <draw:text-box>
            <text:p>ECX</text:p>
          </draw:text-box>
        </draw:frame>
        <draw:frame draw:style-name="gr16" draw:layer="layout" svg:width="1.832cm" svg:height="0.962cm" svg:x="0.962cm" svg:y="10.382cm">
          <draw:text-box>
            <text:p>EDX</text:p>
          </draw:text-box>
        </draw:frame>
        <draw:frame draw:style-name="gr16" draw:layer="layout" svg:width="1.778cm" svg:height="0.962cm" svg:x="0.962cm" svg:y="11.082cm">
          <draw:text-box>
            <text:p>EDI</text:p>
          </draw:text-box>
        </draw:frame>
        <draw:frame draw:style-name="gr16" draw:layer="layout" svg:width="1.778cm" svg:height="0.962cm" svg:x="0.962cm" svg:y="11.782cm">
          <draw:text-box>
            <text:p>ESI</text:p>
          </draw:text-box>
        </draw:frame>
        <draw:line draw:style-name="gr14" draw:text-style-name="P1" draw:layer="layout" svg:x1="2.794cm" svg:y1="13.208cm" svg:x2="25.146cm" svg:y2="13.208cm">
          <text:p/>
        </draw:line>
        <draw:line draw:style-name="gr14" draw:text-style-name="P1" draw:layer="layout" svg:x1="13.97cm" svg:y1="7.308cm" svg:x2="25.146cm" svg:y2="7.308cm">
          <text:p/>
        </draw:line>
        <draw:line draw:style-name="gr14" draw:text-style-name="P1" draw:layer="layout" svg:x1="19.824cm" svg:y1="8.008cm" svg:x2="25.058cm" svg:y2="8.008cm">
          <text:p/>
        </draw:line>
        <draw:line draw:style-name="gr14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7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.778cm" svg:height="0.962cm" svg:x="0.962cm" svg:y="11.082cm">
          <draw:text-box>
            <text:p>ESP</text:p>
          </draw:text-box>
        </draw:frame>
        <draw:frame draw:style-name="gr16" draw:layer="layout" svg:width="1.778cm" svg:height="0.962cm" svg:x="0.962cm" svg:y="11.782cm">
          <draw:text-box>
            <text:p>EBP</text:p>
          </draw:text-box>
        </draw:frame>
        <draw:line draw:style-name="gr14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5H59M56S</meta:editing-duration>
    <meta:editing-cycles>5</meta:editing-cycles>
    <meta:generator>LibreOffice/4.2.6.2$Linux_X86_64 LibreOffice_project/420m0$Build-2</meta:generator>
    <dc:date>2014-08-27T17:11:20.415909895</dc:date>
    <meta:document-statistic meta:object-count="109"/>
  </office:meta>
</office:document-meta>
</file>